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  <style:paragraph-properties style:writing-mode="lr-tb"/>
    </style:style>
    <style:style style:name="gr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4" style:family="graphic" style:parent-style-name="standard" style:list-style-name="L1">
      <style:graphic-properties draw:stroke="none" draw:stroke-dash="Dashed_20__28_var_29__20_4" svg:stroke-width="0.053cm" svg:stroke-color="#ffffff" draw:marker-start="" draw:marker-start-width="0.25cm" draw:marker-start-center="false" draw:marker-end="" draw:marker-end-width="0.25cm" draw:marker-end-center="false" draw:stroke-linejoin="round" svg:stroke-linecap="butt" draw:fill="solid" draw:fill-color="#ffffff" draw:opacity="100%" draw:textarea-horizontal-align="center" draw:textarea-vertical-align="middle" fo:padding-top="0.14cm" fo:padding-bottom="0.14cm" fo:padding-left="0.265cm" fo:padding-right="0.26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.053cm" svg:stroke-color="#ffffff" draw:marker-start="" draw:marker-start-width="0.252cm" draw:marker-start-center="false" draw:marker-end="" draw:marker-end-width="0.252cm" draw:marker-end-center="false" draw:fill="none" draw:fill-color="#ffffff" draw:textarea-horizontal-align="justify" draw:textarea-vertical-align="middle" draw:auto-grow-height="false" fo:min-height="1.46cm" fo:min-width="1.352cm" fo:padding-top="0.151cm" fo:padding-bottom="0.151cm" fo:padding-left="0.276cm" fo:padding-right="0.276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5.164cm" fo:min-width="6.92cm" fo:padding-top="0.151cm" fo:padding-bottom="0.151cm" fo:padding-left="0.276cm" fo:padding-right="0.276cm" draw:shadow="hidden" draw:shadow-offset-x="0cm" draw:shadow-offset-y="0cm" draw:shadow-color="#729fcf"/>
    </style:style>
    <style:style style:name="gr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  <style:paragraph-properties style:writing-mode="lr-tb"/>
    </style:style>
    <style:style style:name="gr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48cm" fo:min-width="0.94cm" fo:padding-top="0.151cm" fo:padding-bottom="0.151cm" fo:padding-left="0.276cm" fo:padding-right="0.276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445cm" fo:min-width="6.124cm" fo:padding-top="0.151cm" fo:padding-bottom="0.151cm" fo:padding-left="0.276cm" fo:padding-right="0.276cm" draw:shadow="hidden" draw:shadow-offset-x="0cm" draw:shadow-offset-y="0cm" draw:shadow-color="#729fcf"/>
    </style:style>
    <style:style style:name="gr1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.001cm" fo:min-width="0.56cm" fo:padding-top="0.151cm" fo:padding-bottom="0.151cm" fo:padding-left="0.276cm" fo:padding-right="0.276cm" draw:shadow="visible" draw:shadow-offset-x="0cm" draw:shadow-offset-y="0cm" draw:shadow-color="#729fcf"/>
    </style:style>
    <style:style style:name="gr1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622cm" fo:min-width="5.268cm" fo:padding-top="0.151cm" fo:padding-bottom="0.151cm" fo:padding-left="0.276cm" fo:padding-right="0.276cm" draw:shadow="hidden" draw:shadow-offset-x="0cm" draw:shadow-offset-y="0cm" draw:shadow-color="#729fcf"/>
    </style:style>
    <style:style style:name="gr12" style:family="graphic" style:parent-style-name="standard" style:list-style-name="L1">
      <style:graphic-properties draw:stroke="solid" svg:stroke-width="0cm" svg:stroke-color="#325490" draw:marker-start="" draw:marker-start-width="0.15cm" draw:marker-start-center="false" draw:marker-end="" draw:marker-end-width="0.15cm" draw:marker-end-center="false" draw:stroke-linejoin="miter" svg:stroke-linecap="butt" draw:fill="solid" draw:fill-color="#4472c4" draw:textarea-horizontal-align="justify" draw:textarea-vertical-align="middle" draw:auto-grow-height="false" draw:fit-to-size="false" style:shrink-to-fit="false" fo:min-height="0.762cm" fo:min-width="5.875cm" fo:padding-top="0.108cm" fo:padding-bottom="0.108cm" fo:padding-left="0.233cm" fo:padding-right="0.233cm" fo:wrap-option="wrap" draw:shadow="hidden" draw:shadow-offset-x="0.2cm" draw:shadow-offset-y="0.2cm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2.811cm" fo:min-width="5.285cm" fo:padding-top="0.151cm" fo:padding-bottom="0.151cm" fo:padding-left="0.276cm" fo:padding-right="0.276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draw:auto-grow-height="false" fo:min-height="2.697cm" fo:min-width="3.826cm" fo:padding-top="0.151cm" fo:padding-bottom="0.151cm" fo:padding-left="0.276cm" fo:padding-right="0.276cm" draw:shadow="visible" draw:shadow-offset-x="0cm" draw:shadow-offset-y="0cm" draw:shadow-color="#729fcf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draw:auto-grow-height="false" fo:min-height="0.145cm" fo:min-width="0cm" fo:padding-top="0.151cm" fo:padding-bottom="0.151cm" fo:padding-left="0.276cm" fo:padding-right="0.276cm" draw:shadow="visible" draw:shadow-offset-x="0cm" draw:shadow-offset-y="0cm" draw:shadow-color="#729fcf"/>
    </style:style>
    <style:style style:name="P1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3465a4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rect draw:style-name="gr1" draw:text-style-name="P1" draw:layer="layout" svg:width="4.486cm" svg:height="8.293cm" svg:x="9.431cm" svg:y="5.534cm">
                <text:p text:style-name="P5"/>
              </draw:rect>
              <draw:line draw:style-name="gr2" draw:text-style-name="P2" draw:layer="layout" svg:x1="10.328cm" svg:y1="12.583cm" svg:x2="13.02cm" svg:y2="12.583cm">
                <text:p/>
              </draw:line>
              <draw:line draw:style-name="gr3" draw:text-style-name="P2" draw:layer="layout" svg:x1="10.328cm" svg:y1="12.168cm" svg:x2="13.02cm" svg:y2="12.168cm">
                <text:p/>
              </draw:line>
              <draw:g>
                <draw:path draw:style-name="gr4" draw:text-style-name="P3" draw:layer="layout" svg:width="2.623cm" svg:height="2.368cm" svg:x="10.346cm" svg:y="6.412cm" svg:viewBox="0 0 2624 2369" svg:d="M1095 27c-11-7-22-7-33-10-10 10 11 10 4 23-22 0-36-4-57-13h-11-7c43-10 82-20 125-27 0 17-7 20-21 27zM965 56c11 4 15 4 15 14s-15 10-15 26c11 13 15 13 22 13 11 7 32 0 36 0 18-13 29-33 43-33 7 4 21 40 21 53v37c0 20 29 13 44 23 0 7 0 17 7 17 11 13 14 13 14 20 0 19-21 19-14 49-7 4-22 4-22 20 0 20 36 0 43 14 4 6 0 9-7 26 7 10 11 33-3 33-11 0-18-20-22-20h-22c-10 0-18-3-21-3-18 0-32 3-43-10l54-56c10-4 14-4 10-10-10-14-18-4-32 6-7 0-21 14-32 14-22 0-54-10-76 6 0 4 22 0 22 14-7 6-11 6-22 0-7 0-7-10-7-14-3-6-25-6-43-6-14 0-21 10-21 20 18 6 43-10 43 16-4 10-25 20-25 40 0 3 10 20 21 20 4 0 4-7 11-7 11 0 14 7 21 7 11-10 15-17 33-17 11 17-18 30-33 37-21 3-50 3-61 13-14 7-43 27-43 7-10-17 11-17 11-20-14-7-36 3-47 13-28 7-71 17-82 40 0 6 11 20 0 20 0 6-22 10-25 10-18 6-22 6-29 10h-21c-11 10-11 16-22 29-11 0-11 7-14 7-8 3-18 20-29 30-11 0-11-10-14 0 0 10 3 30 0 43-18 17-83 30-115 66-22 10-54 44-47 63 0 20 11 70 4 80-22-10-43-10-58-23 0-7-7-57-11-60-10 0-10 30-32 10-29-26-43-20-72-16-21 9-25 36-46 36-33-30-76-27-83-20 22-50 50-96 76-136 50-89 114-172 190-242 11 0 25-17 36-10 10 0 10 13 28 13 0 7 26 0 36 0 29-13 0-43-3-43-22-10-51 3-72 13 65-59 136-112 212-159 14 7 25-10 36 7 0 13-22 20-22 30 7 10-11 20-11 23 0 16 18 30 33 30 7 0 28-14 32-30 0-13 0-33 11-40 53 0 114-30 107-90v-19c0-4 0-4 7-10 36-14 79-30 123-40 7 6 10 10 17 16zM190 932c4-10 54-16 54 20 0 3-65 90-50 103 29 7 64-10 86 0 7 0 43 17 39 27-39 69 11 132 26 129 17 0 43-20 71-7 11 0 22 17 33 17 3 0 10-47 46-57 33-13 72-33 76-29 18 6-11 16-4 19 22 17 32-19 43-13 58 50 101 43 133 30 50-20 61 20 75 50 29 0 61 53 94 60 75-10 118 39 129 49 0 4-11 10 0 20 0 20 25 20 21 43 0 10 33 30 43 30 36-3 76 17 87 40 35-3 57 27 89 7 33 30 97 53 108 53 11 10 22 36 22 50-4 76-90 96-97 165 0 14 10 14 10 30 0 4-3 120-64 153-15 0-122 40-129 66-4 20 7 30 7 53-7 7-22 50-54 67 3 39-40 83-43 83-32 10-61-14-76-10 0 16 36 49 36 56 0 13-14 30-21 33-4 10-68 17-76 20 0 10 8 20 0 37-10 13-32 0-43 0 0 13-3 19 8 29 10 0 21 0 25 4-4 16-11 6-11 10-68-24-144-50-208-83-7 0-29-20-29-40 0-10 11-56 11-66s-22-100-22-150c11-89-11-199-21-209-22-43-122-53-144-99-11-60-129-169-129-219 4-3 25-13 25-23s-14-17-14-20c-7-27 14-67 14-67 0 0 61-53 65-59 0 0-15-90-15-93-7-27-7-37-21-37-11 0-33 10-33 40-17 7-61-20-61-20-10-20-64-30-53-70-15-3-33-39-47-43 0 0-72-16-75-16-33-53-119-40-126-40 7-20 0-50 7-63 4 0 151-20 183-60zM2240 2060h-43c0-23 10-20 21-50 7-19 18-53 0-59 0-30-11-33 0-90 0-43-32-70-21-119-11-10 10-24 28-40 25-50 33-73 43-113 0-10 4-16 0-20-10-30-21-50-43-69-7-17-21-20-28-30-11-7-15-27-15-30 0-10 0-17 4-27v-40c11-3 18-19 18-23 0-16-18-36-29-36-14-10-36 6-57 0-22-10-22-43-51-50-36-3-75 17-100 20-18 10-29 20-43 20-7 0-22-10-33-10-18 0-75 10-86 20-21 0-82-50-86-53-18-10-32-10-39-17-4-13-4-23-15-40-7-13-21-30-32-40-18-10-39-29-43-43 0-6 4-6 4-10 0-16-11-26-11-29 0-17 11-20 21-27v-23c0-10 11-67 7-77 0-3-17-3-17-19 0-14 7-24 17-40 4-4 33-33 33-40 11-10 11-20 11-30 3-3 10-13 25-20 7-3 7-13 18-13 3-7 10-10 21-10 25-17 32-30 47-50 0-20 0-30 18-36 3-14 3-24 21-33 11-17 33-7 47-27 0-10 7-20 7-30 0-13-11-33-21-33-11 0-29 13-33 0v-10c0-10-18-27-18-30 0-7 18-20 22-36v-44c18-29 54-16 93-16h15c28 0 50 7 53-13v-40c0-10-10-30-14-37-18-3-39 0-43-13 4-26 32-7 47-10 7 0 7-16 10-26 11 0 18 10 22 10 11 0 21-10 32-14 7-6 11-20 22-26 32 0 75-63 82-70 79 60 130 156 194 229l-18-20c-11 0-14 0-14-3-11 0-18-17-22-17l-7 10c-11 27 7 30 22 40 7 7 7 20 10 26 8 0 22 10 33 10 7 4 10 4 18 14 14 6 36 6 36 20-4 6-26-10-36 6 0 4 10 4 10 13 0 10-18 27-28 27 0-7 7-17 7-20 0-16-32-36-43-40-11-10-22-10-29-16-11-4-32-20-36-24-18-16-21-36-43-36-7 0-18 7-21 17-8 0-29 10-40 10-21 0-25-7-43-7-4 0-4 7-11 16v10c0 10-21 10-32 14-11 6-47 40-47 49 0 7 4 7 4 17 0 3-54 43-54 43-21 0-65-3-65 17 0 13 22 20 40 20h43c4-7 11-17 14-17 11 0 22-10 33-10 10-10 32-13 50-13 0 0 65-10 68-10 18 0 40 10 54 10 7 0 11-10 22-10 10 0 21 10 28 13 0 7-7 7 0 17v20c0 3-18 20-18 30 0 3 18 10 22 10 7 9 21 9 32 9h22c7 0 28 4 32 10 7 10 7 20 21 30h22c22 0 39 20 50 14 22 0 11-24 15-34 0-26 50-26 71-10 87 170 130 352 130 548 0 212-61 428-173 617-54 93-125 179-201 252zM1967 159c0 7 36 37 43 47 3 30 36 30 36 33 0 16-22 20-22 36-14 4-43 0-68 0-11 4-29 20-39 4-11-4 7-4 7-10 0-10-7-10-7-14 0-10 7-16 7-29 3-7 21 0 32-10 0-10-11-27-18-27-25 0-54-33-36-53 0-7 33-36 36-40 18 4 32 13 50 23 0 7-21 37-21 40zM1870 179c11 0 43 10 32 20s-18 46-32 46c-18 10-43 30-61 10 0-16 7-26 7-39 0-10 11-10 22-10 10-17 21-27 32-27zM549 388c-3 0-11-10-14-10-11 0-18 7-22 10 0 10 4 10 4 17-15 13-11 33 7 33 4 0 14-30 36-33 7 3 7 3 11 3 10-3 10-23-4-23-7 0-7 3-18 3zM474 385c-11 0-33 0-36 3-7 0-7 17-11 20 0 10-11 17-18 27-3 0-36 39-14 39 11 0 32-16 32-20 4-26 14-36 32-49 15-7 22-7 22-20zM624 435h-21c-11 0-14-10-14 0 14 3 46 10 46 0s-3 0-11 0zM546 458h-44c-7 6-10 0-10 16 0 10 10 4 21 4 22-4 33-14 47-20-11-4-11 0-14 0zM2186 478c-11 0-4-20 0-20 7 0 0-4 11 0 0 6 0 16-11 20zM2182 494c15-10 22 4 15 33 0 7-22 20-33 0 11-9 0-19 0-33zM2261 564c7-10 18 0 32 0h33c-11 3-11 20-15 23-21-3-39-13-50-23zM571 1204c10-10 0-30-4-30-18 10-7 30 4 30z">
                  <text:p/>
                </draw:path>
                <draw:custom-shape draw:style-name="gr5" draw:text-style-name="P4" draw:layer="layout" svg:width="2.692cm" svg:height="2.49cm" svg:x="10.328cm" svg:y="6.362cm">
                  <text:p/>
  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  </draw:custom-shape>
              </draw:g>
              <draw:custom-shape draw:style-name="gr6" draw:text-style-name="P1" draw:layer="layout" svg:width="7.472cm" svg:height="5.466cm" svg:x="1.109cm" svg:y="5.19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rect draw:style-name="gr7" draw:text-style-name="P6" draw:layer="layout" svg:width="5.973cm" svg:height="3.905cm" svg:x="1.859cm" svg:y="5.974cm">
                <text:p text:style-name="P5"><text:span text:style-name="T1">PHP/MySQL</text:span></text:p>
              </draw:rect>
              <draw:custom-shape draw:style-name="gr8" draw:text-style-name="P1" draw:layer="layout" svg:width="1.492cm" svg:height="0.782cm" svg:x="4.101cm" svg:y="10.65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" draw:text-style-name="P1" draw:layer="layout" svg:width="8.96cm" svg:height="2.343cm" svg:x="0.365cm" svg:y="11.441cm">
                <text:p/>
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custom-shape draw:style-name="gr10" draw:text-style-name="P7" draw:layer="layout" svg:width="1.492cm" svg:height="0.405cm" svg:x="4.101cm" svg:y="13.005cm">
                <text:p/>
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custom-shape draw:style-name="gr11" draw:text-style-name="P1" draw:layer="layout" svg:width="7.472cm" svg:height="1.186cm" svg:x="1.109cm" svg:y="11.82cm">
                <text:p/>
  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</draw:g>
          </draw:g>
          <draw:custom-shape draw:name="left-right-arrow" draw:style-name="gr12" draw:text-style-name="P9" draw:layer="layout" svg:width="7.319cm" svg:height="1.956cm" svg:x="13.88cm" svg:y="8.891cm">
            <text:p text:style-name="P8">HTTP / JSON</text:p>
  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  <draw:equation draw:name="f0" draw:formula="min(logwidth,logheight)"/>
              <draw:equation draw:name="f1" draw:formula="5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4 +0-?f11 "/>
              <draw:equation draw:name="f13" draw:formula="?f5 +?f11 -0"/>
              <draw:equation draw:name="f14" draw:formula="logwidth"/>
              <draw:equation draw:name="f15" draw:formula="logheight"/>
              <draw:handle draw:handle-position="?f5 ?f8" draw:handle-range-y-minimum="0" draw:handle-range-y-maximum="100000"/>
              <draw:handle draw:handle-position="?f4 0" draw:handle-range-x-maximum="?f1" draw:handle-range-x-minimum="0"/>
            </draw:enhanced-geometry>
          </draw:custom-shape>
          <draw:g draw:name="tablet">
            <draw:custom-shape draw:style-name="gr13" draw:text-style-name="P1" draw:layer="layout" svg:width="6.471cm" svg:height="4.411cm" svg:x="21.199cm" svg:y="7.503cm">
              <text:p/>
    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    </draw:custom-shape>
            <draw:custom-shape draw:style-name="gr14" draw:text-style-name="P6" draw:layer="layout" svg:width="4.53cm" svg:height="3.151cm" svg:x="21.846cm" svg:y="8.133cm">
              <text:p text:style-name="P5"><text:span text:style-name="T1">Android OS</text:span></text:p>
              <draw:enhanced-geometry svg:viewBox="0 0 21600 21600" draw:path-stretchpoint-x="10800" draw:path-stretchpoint-y="10800" draw:text-areas="?f3 ?f4 ?f5 ?f6" draw:type="round-rectangle" draw:modifiers="1795.6834532374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6" draw:layer="layout" svg:width="0.647cm" svg:height="0.631cm" svg:x="26.712cm" svg:y="9.3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bg" fo:country="BG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Todor Balabanov</meta:initial-creator>
    <meta:creation-date>2021-09-19T12:26:18.181577577</meta:creation-date>
    <dc:date>2021-09-19T12:40:07.819429879</dc:date>
    <dc:creator>Todor Balabanov</dc:creator>
    <meta:editing-duration>PT3M18S</meta:editing-duration>
    <meta:editing-cycles>1</meta:editing-cycles>
    <meta:document-statistic meta:object-count="20"/>
    <meta:generator>LibreOffice/7.0.6.2$MacOSX_X86_64 LibreOffice_project/144abb84a525d8e30c9dbbefa69cbbf2d8d4ae3b</meta:generator>
  </office:meta>
</office:document-meta>
</file>